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6.408cm"/>
    </style:style>
    <style:style style:name="co9" style:family="table-column">
      <style:table-column-properties fo:break-before="auto" style:column-width="6.17cm"/>
    </style:style>
    <style:style style:name="co10" style:family="table-column">
      <style:table-column-properties fo:break-before="auto" style:column-width="4.124cm"/>
    </style:style>
    <style:style style:name="ro6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0.974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style:font-name="Arial" style:font-name-asian="微软雅黑" style:font-name-complex="Mangal"/>
    </style:style>
    <style:style style:name="ce9" style:family="table-cell" style:parent-style-name="Default">
      <style:text-properties style:font-name="Arial" style:font-name-asian="微软雅黑" style:font-name-complex="Mangal"/>
    </style:style>
    <style:style style:name="T1" style:family="text">
      <style:text-properties fo:color="#ff0000" fo:font-size="10pt" style:font-size-asian="10pt" style:font-size-complex="10pt"/>
    </style:style>
    <style:style style:name="T2" style:family="text">
      <style:text-properties style:font-name="Arial" style:font-name-asian="微软雅黑" style:font-name-complex="Mang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/>
          <table:table-cell office:value-type="string">
            <text:p>parametric</text:p>
          </table:table-cell>
          <table:table-cell office:value-type="string">
            <text:p>paired</text:p>
          </table:table-cell>
          <table:table-cell/>
          <table:table-cell office:value-type="string">
            <text:p>null Hypothesis</text:p>
          </table:table-cell>
          <table:table-cell office:value-type="string">
            <text:p>alpha = 0.05</text:p>
          </table:table-cell>
          <table:table-cell office:value-type="string">
            <text:p>判决函数</text:p>
          </table:table-cell>
          <table:table-cell office:value-type="string">
            <text:p>H0接受条件</text:p>
          </table:table-cell>
        </table:table-row>
        <table:table-row table:style-name="ro4">
          <table:table-cell office:value-type="string">
            <text:p>一个样本的Z-test</text:p>
          </table:table-cell>
          <table:table-cell office:value-type="string">
            <text:p>是</text:p>
          </table:table-cell>
          <table:table-cell/>
          <table:table-cell office:value-type="string">
            <text:p>已知总体的平均值和方差，检验样本平均与总体平均是否相等</text:p>
          </table:table-cell>
          <table:table-cell office:value-type="string">
            <text:p>显著相等</text:p>
          </table:table-cell>
          <table:table-cell office:value-type="string">
            <text:p>qz=qnorm(1-0.05/2)</text:p>
          </table:table-cell>
          <table:table-cell office:value-type="string">
            <text:p>z.test(a, mu, var)</text:p>
          </table:table-cell>
          <table:table-cell office:value-type="string">
            <text:p>|z.test| &lt; qz</text:p>
          </table:table-cell>
        </table:table-row>
        <table:table-row table:style-name="ro4">
          <table:table-cell office:value-type="string">
            <text:p>两个样本的Z-test</text:p>
          </table:table-cell>
          <table:table-cell office:value-type="string">
            <text:p>是</text:p>
          </table:table-cell>
          <table:table-cell/>
          <table:table-cell office:value-type="string">
            <text:p>已知两个总体的方差，检验取自这两个总体的样本的均值是否相等</text:p>
          </table:table-cell>
          <table:table-cell office:value-type="string">
            <text:p>显著相等</text:p>
          </table:table-cell>
          <table:table-cell office:value-type="string">
            <text:p>qz=qnorm(1-0.05/2)</text:p>
          </table:table-cell>
          <table:table-cell office:value-type="string">
            <text:p>z.test2sam(a,b,var.a,var.b)</text:p>
          </table:table-cell>
          <table:table-cell office:value-type="string">
            <text:p>|z.test2sam| &lt; qz</text:p>
          </table:table-cell>
        </table:table-row>
        <table:table-row table:style-name="ro5">
          <table:table-cell office:value-type="string">
            <text:p>比例的Z-test</text:p>
          </table:table-cell>
          <table:table-cell office:value-type="string">
            <text:p>是</text:p>
          </table:table-cell>
          <table:table-cell/>
          <table:table-cell office:value-type="string">
            <text:p>两个样本中成功次数与总次数的比例是否相等；假设成功次数比例接近0.5，且总次数很大</text:p>
          </table:table-cell>
          <table:table-cell office:value-type="string">
            <text:p>显著相等</text:p>
          </table:table-cell>
          <table:table-cell office:value-type="string">
            <text:p>qz=qnorm(1-0.05/2)</text:p>
          </table:table-cell>
          <table:table-cell office:value-type="string">
            <text:p>z.prop(x1,x2,n1,n2)</text:p>
          </table:table-cell>
          <table:table-cell office:value-type="string">
            <text:p>|z.prop| &lt; qz</text:p>
          </table:table-cell>
        </table:table-row>
        <table:table-row table:style-name="ro4">
          <table:table-cell office:value-type="string">
            <text:p>一个样本的Student's t-test</text:p>
          </table:table-cell>
          <table:table-cell office:value-type="string">
            <text:p>是</text:p>
          </table:table-cell>
          <table:table-cell/>
          <table:table-cell office:value-type="string">
            <text:p>已知总体的均值，而不知道方差，检验样本平均与总体平均是否相等</text:p>
          </table:table-cell>
          <table:table-cell office:value-type="string">
            <text:p>显著相等</text:p>
          </table:table-cell>
          <table:table-cell office:value-type="string">
            <text:p>qt(1-0.05/2, df)</text:p>
          </table:table-cell>
          <table:table-cell office:value-type="string">
            <text:p>t.test(a, mu)</text:p>
          </table:table-cell>
          <table:table-cell office:value-type="string">
            <text:p>|t| &lt; qt, or</text:p>
            <text:p>p-value &gt; 0.05</text:p>
          </table:table-cell>
        </table:table-row>
        <table:table-row table:style-name="ro4">
          <table:table-cell office:value-type="string">
            <text:p>两个样本的Fisher's F-test</text:p>
          </table:table-cell>
          <table:table-cell office:value-type="string">
            <text:p>是</text:p>
          </table:table-cell>
          <table:table-cell/>
          <table:table-cell office:value-type="string">
            <text:p>已知两个总体，检验取自这两个总体的方差是否相等</text:p>
          </table:table-cell>
          <table:table-cell office:value-type="string">
            <text:p>显著相等</text:p>
          </table:table-cell>
          <table:table-cell office:value-type="string">
            <text:p>qf(1-0.05,df.a,df.b)</text:p>
          </table:table-cell>
          <table:table-cell office:value-type="string">
            <text:p>var.test(a,b)</text:p>
          </table:table-cell>
          <table:table-cell office:value-type="string">
            <text:p>|F|&lt;qf, or</text:p>
            <text:p>p-value &gt; 0.05</text:p>
          </table:table-cell>
        </table:table-row>
        <table:table-row table:style-name="ro4">
          <table:table-cell table:style-name="ce3" office:value-type="string" table:number-columns-spanned="1" table:number-rows-spanned="3">
            <text:p>两个样本的Student's t-test</text:p>
          </table:table-cell>
          <table:table-cell office:value-type="string">
            <text:p>是</text:p>
          </table:table-cell>
          <table:table-cell office:value-type="string">
            <text:p>否</text:p>
          </table:table-cell>
          <table:table-cell office:value-type="string">
            <text:p>已知两个总体的方差相等，检验取自这两个总体的样本均值是否相等</text:p>
          </table:table-cell>
          <table:table-cell office:value-type="string">
            <text:p>显著相等</text:p>
          </table:table-cell>
          <table:table-cell office:value-type="string">
            <text:p>qt(1-0.05/2, df)</text:p>
          </table:table-cell>
          <table:table-cell office:value-type="string">
            <text:p>t.test(a,b,var.equal=T,paired=F)</text:p>
          </table:table-cell>
          <table:table-cell office:value-type="string">
            <text:p>|t| &lt; qt, or </text:p>
            <text:p>p-value &gt; 0.05</text:p>
          </table:table-cell>
        </table:table-row>
        <table:table-row table:style-name="ro4">
          <table:covered-table-cell/>
          <table:table-cell office:value-type="string">
            <text:p>是</text:p>
          </table:table-cell>
          <table:table-cell office:value-type="string">
            <text:p>否</text:p>
          </table:table-cell>
          <table:table-cell office:value-type="string">
            <text:p>已知两个总体的方差不相等，检验取自这两个总体的样本均值是否相等</text:p>
          </table:table-cell>
          <table:table-cell office:value-type="string">
            <text:p>显著相等</text:p>
          </table:table-cell>
          <table:table-cell office:value-type="string">
            <text:p>qt(1-0.05/2, df)</text:p>
          </table:table-cell>
          <table:table-cell office:value-type="string">
            <text:p>t.test(a,b,var.equal=F,paired=F)</text:p>
          </table:table-cell>
          <table:table-cell office:value-type="string">
            <text:p>|t| &lt; qt, or </text:p>
            <text:p>p-value &gt; 0.05</text:p>
          </table:table-cell>
        </table:table-row>
        <table:table-row table:style-name="ro5">
          <table:covered-table-cell/>
          <table:table-cell table:number-columns-repeated="2" office:value-type="string">
            <text:p>是</text:p>
          </table:table-cell>
          <table:table-cell office:value-type="string">
            <text:p>总体的方差未知，检验取自这个总体的两个配对样本集均值是否相等；<text:span text:style-name="T1">样本数必须相等</text:span></text:p>
          </table:table-cell>
          <table:table-cell office:value-type="string">
            <text:p>显著相等</text:p>
          </table:table-cell>
          <table:table-cell office:value-type="string">
            <text:p>qt(1-0.05/2, df)</text:p>
          </table:table-cell>
          <table:table-cell office:value-type="string">
            <text:p>t.test(a,b,paired=T)</text:p>
          </table:table-cell>
          <table:table-cell office:value-type="string">
            <text:p>|t| &lt; qt, or </text:p>
            <text:p>p-value &gt; 0.05</text:p>
          </table:table-cell>
        </table:table-row>
        <table:table-row table:style-name="ro7">
          <table:table-cell office:value-type="string">
            <text:p>Wilcoxon rank sum test</text:p>
            <text:p>秩和检验</text:p>
          </table:table-cell>
          <table:table-cell table:style-name="ce4" office:value-type="string">
            <text:p>否</text:p>
          </table:table-cell>
          <table:table-cell office:value-type="string">
            <text:p>否</text:p>
          </table:table-cell>
          <table:table-cell office:value-type="string">
            <text:p>两个样本的均值是否相等；</text:p>
          </table:table-cell>
          <table:table-cell office:value-type="string">
            <text:p>显著相等</text:p>
          </table:table-cell>
          <table:table-cell office:value-type="string">
            <text:p>Q=[ qwilcox(0.025,Na,Nb,lower.tail=T),</text:p>
            <text:p>qwilcox(0.025,Na,Nb,lower.tail=F) ]</text:p>
          </table:table-cell>
          <table:table-cell office:value-type="string">
            <text:p>wilcox.test(a,b, paired=F)</text:p>
          </table:table-cell>
          <table:table-cell table:style-name="ce9" office:value-type="string">
            <text:p>(Wa, Wb)\in Q, or</text:p>
            <text:p>p-value &gt; 0.05</text:p>
          </table:table-cell>
        </table:table-row>
        <table:table-row table:style-name="ro4">
          <table:table-cell/>
          <table:table-cell table:style-name="ce4"/>
          <table:table-cell/>
          <table:table-cell table:style-name="ce8" office:value-type="string">
            <text:p>也可以是一个样本与已知总体均值是否相等</text:p>
          </table:table-cell>
          <table:table-cell office:value-type="string">
            <text:p>显著相等</text:p>
          </table:table-cell>
          <table:table-cell/>
          <table:table-cell office:value-type="string">
            <text:p>wilcox.test(a,mu = ??, paired=F)</text:p>
          </table:table-cell>
          <table:table-cell table:style-name="ce9"/>
        </table:table-row>
        <table:table-row table:style-name="ro4">
          <table:table-cell office:value-type="string">
            <text:p>Wilcoxon signed rank test</text:p>
            <text:p>符号秩检验</text:p>
          </table:table-cell>
          <table:table-cell table:style-name="ce4" office:value-type="string">
            <text:p>否</text:p>
          </table:table-cell>
          <table:table-cell office:value-type="string">
            <text:p>是</text:p>
          </table:table-cell>
          <table:table-cell office:value-type="string">
            <text:p>两个样本的均值是否相等；<text:span text:style-name="T1">样本数必须相等</text:span></text:p>
          </table:table-cell>
          <table:table-cell office:value-type="string">
            <text:p>显著相等</text:p>
          </table:table-cell>
          <table:table-cell office:value-type="string">
            <text:p>Q=[ qsignrank(0.025, N, lower.tail=T),</text:p>
            <text:p>qsignrank(0.025, N, lower.tail=F) ]</text:p>
          </table:table-cell>
          <table:table-cell office:value-type="string">
            <text:p>wilcox.test(a,b, paired=T) </text:p>
          </table:table-cell>
          <table:table-cell office:value-type="string">
            <text:p>(Va, Vb)\in Q, or</text:p>
            <text:p>p-value &gt; 0.05</text:p>
          </table:table-cell>
        </table:table-row>
        <table:table-row table:style-name="ro4">
          <table:table-cell office:value-type="string">
            <text:p>比例的chi-square test</text:p>
          </table:table-cell>
          <table:table-cell table:number-columns-repeated="2"/>
          <table:table-cell office:value-type="string">
            <text:p>多个样本中成功次数与总次数的比例是否相等；</text:p>
          </table:table-cell>
          <table:table-cell office:value-type="string">
            <text:p>显著相等</text:p>
          </table:table-cell>
          <table:table-cell office:value-type="string">
            <text:p>qchisq(1-0.05, df)</text:p>
          </table:table-cell>
          <table:table-cell office:value-type="string">
            <text:p>prop.test(x,n)</text:p>
          </table:table-cell>
          <table:table-cell office:value-type="string">
            <text:p>|X-squared| &lt; qchisq, or</text:p>
            <text:p>p-value &gt; 0.05</text:p>
          </table:table-cell>
        </table:table-row>
        <table:table-row table:style-name="ro8">
          <table:table-cell office:value-type="string">
            <text:p>单因子方差分析</text:p>
          </table:table-cell>
          <table:table-cell office:value-type="string">
            <text:p>是</text:p>
          </table:table-cell>
          <table:table-cell/>
          <table:table-cell office:value-type="string">
            <text:p>多个样本集的均值是否相等</text:p>
          </table:table-cell>
          <table:table-cell office:value-type="string">
            <text:p>显著相等</text:p>
          </table:table-cell>
          <table:table-cell office:value-type="string">
            <text:p>qf(0.95, dfR, dfG)</text:p>
          </table:table-cell>
          <table:table-cell office:value-type="string">
            <text:p>fit = lm(formula = dati ~ groups) </text:p>
            <text:p>anova (fit) </text:p>
          </table:table-cell>
          <table:table-cell office:value-type="string">
            <text:p>|F|&lt;qf, or </text:p>
            <text:p>p-value &gt; 0.05</text:p>
          </table:table-cell>
        </table:table-row>
        <table:table-row table:style-name="ro8">
          <table:table-cell office:value-type="string">
            <text:p>Bartlett检验</text:p>
          </table:table-cell>
          <table:table-cell office:value-type="string">
            <text:p>是</text:p>
          </table:table-cell>
          <table:table-cell/>
          <table:table-cell office:value-type="string">
            <text:p>多个样本集的方差是否同质</text:p>
          </table:table-cell>
          <table:table-cell office:value-type="string">
            <text:p>显著同质</text:p>
          </table:table-cell>
          <table:table-cell office:value-type="string">
            <text:p>qchisq(0.95, df)</text:p>
          </table:table-cell>
          <table:table-cell office:value-type="string">
            <text:p>bartlett.test(dati, groups) <text:s/></text:p>
          </table:table-cell>
          <table:table-cell office:value-type="string">
            <text:p>|K-squared| &lt; qchisq, or</text:p>
            <text:p>p-value &gt; 0.05</text:p>
          </table:table-cell>
        </table:table-row>
        <table:table-row table:style-name="ro8">
          <table:table-cell office:value-type="string">
            <text:p>Fligner-Killeen检验</text:p>
          </table:table-cell>
          <table:table-cell office:value-type="string">
            <text:p>否</text:p>
          </table:table-cell>
          <table:table-cell/>
          <table:table-cell office:value-type="string">
            <text:p>多个样本集的方差是否同质</text:p>
          </table:table-cell>
          <table:table-cell office:value-type="string">
            <text:p>显著同质</text:p>
          </table:table-cell>
          <table:table-cell office:value-type="string">
            <text:p>qchisq(0.95, df)</text:p>
          </table:table-cell>
          <table:table-cell office:value-type="string">
            <text:p>fligner.test(dati, groups) </text:p>
          </table:table-cell>
          <table:table-cell office:value-type="string">
            <text:p>|chi-squared| &lt; qchisq, or</text:p>
            <text:p>p-value &gt; 0.05</text:p>
          </table:table-cell>
        </table:table-row>
        <table:table-row table:style-name="ro8">
          <table:table-cell office:value-type="string">
            <text:p>Kruskal-Wallis检验</text:p>
          </table:table-cell>
          <table:table-cell office:value-type="string">
            <text:p>否</text:p>
          </table:table-cell>
          <table:table-cell/>
          <table:table-cell office:value-type="string">
            <text:p>多个样本集的均值是否相等</text:p>
          </table:table-cell>
          <table:table-cell office:value-type="string">
            <text:p>显著相等</text:p>
          </table:table-cell>
          <table:table-cell office:value-type="string">
            <text:p>qchisq(0.95, df)</text:p>
          </table:table-cell>
          <table:table-cell office:value-type="string">
            <text:p>kruskal.test(dati, groups) <text:s/></text:p>
          </table:table-cell>
          <table:table-cell office:value-type="string">
            <text:p>|chi-squared| &lt; qchisq, or</text:p>
            <text:p>p-value &gt; 0.05</text:p>
          </table:table-cell>
        </table:table-row>
        <table:table-row table:style-name="ro7">
          <table:table-cell office:value-type="string">
            <text:p>Pearson r-test</text:p>
            <text:p>Pearson 乘积矩相关系数 </text:p>
          </table:table-cell>
          <table:table-cell office:value-type="string">
            <text:p>是</text:p>
          </table:table-cell>
          <table:table-cell/>
          <table:table-cell office:value-type="string">
            <text:p>两个数据集之间是否有相关性</text:p>
          </table:table-cell>
          <table:table-cell office:value-type="string">
            <text:p>相关系数为0</text:p>
          </table:table-cell>
          <table:table-cell office:value-type="string">
            <text:p>qt(1-0.05/2, df)</text:p>
          </table:table-cell>
          <table:table-cell office:value-type="string">
            <text:p>cor.test(a, b) </text:p>
          </table:table-cell>
          <table:table-cell office:value-type="string">
            <text:p>|t| &lt; qt, or </text:p>
            <text:p>p-value &gt; 0.05</text:p>
          </table:table-cell>
        </table:table-row>
        <table:table-row table:style-name="ro7">
          <table:table-cell office:value-type="string">
            <text:p>Spearman's rho test</text:p>
            <text:p>Spearman的秩相关系数</text:p>
          </table:table-cell>
          <table:table-cell office:value-type="string">
            <text:p>否</text:p>
          </table:table-cell>
          <table:table-cell/>
          <table:table-cell office:value-type="string">
            <text:p>两个数据集之间是否有相关性</text:p>
          </table:table-cell>
          <table:table-cell office:value-type="string">
            <text:p>相关系数为0</text:p>
          </table:table-cell>
          <table:table-cell/>
          <table:table-cell office:value-type="string">
            <text:p>cor.test(a, b, method="spearman")</text:p>
          </table:table-cell>
          <table:table-cell office:value-type="string">
            <text:p>p-value &gt; 0.05</text:p>
          </table:table-cell>
        </table:table-row>
        <table:table-row table:style-name="ro7">
          <table:table-cell office:value-type="string">
            <text:p>Kendall's tau test</text:p>
            <text:p>Kendall tau秩相关系数</text:p>
          </table:table-cell>
          <table:table-cell office:value-type="string">
            <text:p>否</text:p>
          </table:table-cell>
          <table:table-cell/>
          <table:table-cell office:value-type="string">
            <text:p>两个数据集之间是否有相关性</text:p>
          </table:table-cell>
          <table:table-cell office:value-type="string">
            <text:p>相关系数为0</text:p>
          </table:table-cell>
          <table:table-cell/>
          <table:table-cell office:value-type="string">
            <text:p>cor.test(a, b, method="kendall")</text:p>
          </table:table-cell>
          <table:table-cell office:value-type="string">
            <text:p>p-value &gt; 0.05</text:p>
          </table:table-cell>
        </table:table-row>
        <table:table-row table:style-name="ro4">
          <table:table-cell office:value-type="string">
            <text:p>Pearson的chi-squred test</text:p>
          </table:table-cell>
          <table:table-cell table:number-columns-repeated="2"/>
          <table:table-cell office:value-type="string">
            <text:p>针对某个考察变量，两个定性变量之间是否有相关性</text:p>
          </table:table-cell>
          <table:table-cell office:value-type="string">
            <text:p>相关系数为0</text:p>
          </table:table-cell>
          <table:table-cell office:value-type="string">
            <text:p>qchisq(0.95, df)</text:p>
          </table:table-cell>
          <table:table-cell office:value-type="string">
            <text:p>chisq.test(matrix)</text:p>
          </table:table-cell>
          <table:table-cell office:value-type="string">
            <text:p>|X-squared| &lt; qchisq, or</text:p>
            <text:p>p-value &gt; 0.05</text:p>
          </table:table-cell>
        </table:table-row>
        <table:table-row table:style-name="ro4">
          <table:table-cell office:value-type="string">
            <text:p>双因子方差分析</text:p>
          </table:table-cell>
          <table:table-cell table:number-columns-repeated="2"/>
          <table:table-cell office:value-type="string">
            <text:p>考察变量与各个因子之间是否有相关性</text:p>
          </table:table-cell>
          <table:table-cell office:value-type="string">
            <text:p>相关系数为0</text:p>
          </table:table-cell>
          <table:table-cell office:value-type="string">
            <text:p>qf(0.95, dfR, dfmonths)</text:p>
            <text:p><text:span text:style-name="T2">qf(0.95, dfR, dfyears)</text:span></text:p>
          </table:table-cell>
          <table:table-cell office:value-type="string">
            <text:p>fit = aov(revenue ~ months + years) <text:s/></text:p>
            <text:p>anova(fit) </text:p>
          </table:table-cell>
          <table:table-cell office:value-type="string">
            <text:p>|F|&lt;qf, or </text:p>
            <text:p>p-value &gt; 0.05</text:p>
          </table:table-cell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6" table:default-cell-style-name="ce6"/>
        <table:table-column table:style-name="co6" table:number-columns-repeated="3" table:default-cell-style-name="ce7"/>
        <table:table-row table:style-name="ro6">
          <table:table-cell table:number-columns-spanned="2" table:number-rows-spanned="1"/>
          <table:covered-table-cell/>
          <table:table-cell office:value-type="string">
            <text:p>alt=T</text:p>
          </table:table-cell>
          <table:table-cell office:value-type="string">
            <text:p>alt=F</text:p>
          </table:table-cell>
        </table:table-row>
        <table:table-row table:style-name="ro6">
          <table:table-cell office:value-type="string" table:number-columns-spanned="1" table:number-rows-spanned="2">
            <text:p>paired=F</text:p>
          </table:table-cell>
          <table:table-cell office:value-type="string">
            <text:p>var.equal=T</text:p>
          </table:table-cell>
          <table:table-cell table:number-columns-repeated="2"/>
        </table:table-row>
        <table:table-row table:style-name="ro6">
          <table:covered-table-cell table:style-name="ce7"/>
          <table:table-cell office:value-type="string">
            <text:p>var.equal=F</text:p>
          </table:table-cell>
          <table:table-cell table:number-columns-repeated="2"/>
        </table:table-row>
        <table:table-row table:style-name="ro6">
          <table:table-cell office:value-type="string" table:number-columns-spanned="2" table:number-rows-spanned="1">
            <text:p>paired=T</text:p>
          </table:table-cell>
          <table:covered-table-cell/>
          <table:table-cell table:number-columns-repeated="2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7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4T15:35:59.09</meta:creation-date>
    <dc:date>2012-06-17T23:36:30.37</dc:date>
    <meta:editing-duration>PT15H7M21S</meta:editing-duration>
    <meta:editing-cycles>11</meta:editing-cycles>
    <meta:generator>LibreOffice/3.5$Windows_x86 LibreOffice_project/165a79a-7059095-e13bb37-fef39a4-9503d18</meta:generator>
    <dc:title>用于多个比较的方差分析（ANOVA） - timothyzh的专栏 - 博客频道 - CSDN.NET</dc:title>
    <meta:document-statistic meta:table-count="3" meta:cell-count="153" meta:object-count="0"/>
  </office:meta>
</office:document-meta>
</file>